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number-columns-repeated="3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4949871840628" calcext:value-type="float">
            <text:p>1.0495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82239382239382" calcext:value-type="float">
            <text:p>0.9822</text:p>
          </table:table-cell>
          <table:table-cell table:formula="of:= AVERAGE([.T36:.T42])" office:value-type="float" office:value="1.00162227052983" calcext:value-type="float">
            <text:p>1.0016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14843414843415" calcext:value-type="float">
            <text:p>0.9148</text:p>
          </table:table-cell>
          <table:table-cell table:formula="of:= AVERAGE([.T38:.T42])" office:value-type="float" office:value="0.955212355212355" calcext:value-type="float">
            <text:p>0.9552</text:p>
          </table:table-cell>
          <table:table-cell table:formula="of:= AVERAGE([.T37:.T43])" office:value-type="float" office:value="0.933995219709505" calcext:value-type="float">
            <text:p>0.934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101.424242424242" calcext:value-type="float">
            <text:p>101,42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4.71428571428571" calcext:value-type="float">
            <text:p>4,7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785714285714286" calcext:value-type="float">
            <text:p>0.7857</text:p>
          </table:table-cell>
          <table:table-cell table:formula="of:= AVERAGE([.T40:.T42])" office:value-type="float" office:value="0.851780351780352" calcext:value-type="float">
            <text:p>0.8518</text:p>
          </table:table-cell>
          <table:table-cell table:formula="of:= AVERAGE([.T39:.T43])" office:value-type="float" office:value="0.874259974259974" calcext:value-type="float">
            <text:p>0.8743</text:p>
          </table:table-cell>
          <table:table-cell table:formula="of:= AVERAGE([.T38:.T44])" office:value-type="float" office:value="0.926669212383498" calcext:value-type="float">
            <text:p>0.9267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25.333333333333" calcext:value-type="float">
            <text:p>125,33</text:p>
          </table:table-cell>
          <table:table-cell table:formula="of:= SUM([.H39:.H45]) / SUM([.F39:.F45])" office:value-type="float" office:value="102.6875" calcext:value-type="float">
            <text:p>102,6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3.6" calcext:value-type="float">
            <text:p>3,6</text:p>
          </table:table-cell>
          <table:table-cell table:formula="of:=AVERAGE([.F39:.F45])" office:value-type="float" office:value="4.57142857142857" calcext:value-type="float">
            <text:p>4,6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864864864864865" calcext:value-type="float">
            <text:p>0.8649</text:p>
          </table:table-cell>
          <table:table-cell table:formula="of:= AVERAGE([.T41:.T43])" office:value-type="float" office:value="0.804161304161304" calcext:value-type="float">
            <text:p>0.8042</text:p>
          </table:table-cell>
          <table:table-cell table:formula="of:= AVERAGE([.T40:.T44])" office:value-type="float" office:value="0.853192753192753" calcext:value-type="float">
            <text:p>0.8532</text:p>
          </table:table-cell>
          <table:table-cell table:formula="of:= AVERAGE([.T39:.T45])" office:value-type="float" office:value="0.887822094589012" calcext:value-type="float">
            <text:p>0.8878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311" calcext:value-type="float">
            <text:p>311,00</text:p>
          </table:table-cell>
          <table:table-cell table:formula="of:= SUM([.H41:.H45]) / SUM([.F41:.F45])" office:value-type="float" office:value="103.47619047619" calcext:value-type="float">
            <text:p>103,48</text:p>
          </table:table-cell>
          <table:table-cell table:formula="of:= SUM([.H40:.H46]) / SUM([.F40:.F46])" office:value-type="float" office:value="99.34375" calcext:value-type="float">
            <text:p>99,34</text:p>
          </table:table-cell>
          <table:table-cell table:formula="of:=AVERAGE([.F42:.F44])" office:value-type="float" office:value="1.33333333333333" calcext:value-type="float">
            <text:p>1,3</text:p>
          </table:table-cell>
          <table:table-cell table:formula="of:=AVERAGE([.F41:.F45])" office:value-type="float" office:value="4.2" calcext:value-type="float">
            <text:p>4,2</text:p>
          </table:table-cell>
          <table:table-cell table:formula="of:=AVERAGE([.F40:.F46])" office:value-type="float" office:value="4.57142857142857" calcext:value-type="float">
            <text:p>4,6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761904761904762" calcext:value-type="float">
            <text:p>0.7619</text:p>
          </table:table-cell>
          <table:table-cell table:formula="of:= AVERAGE([.T42:.T44])" office:value-type="float" office:value="0.858495858495859" calcext:value-type="float">
            <text:p>0.8585</text:p>
          </table:table-cell>
          <table:table-cell table:formula="of:= AVERAGE([.T41:.T45])" office:value-type="float" office:value="0.851187740661425" calcext:value-type="float">
            <text:p>0.8512</text:p>
          </table:table-cell>
          <table:table-cell table:formula="of:= AVERAGE([.T40:.T46])" office:value-type="float" office:value="0.884429091196009" calcext:value-type="float">
            <text:p>0.8844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3] + [.F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115.636363636364" calcext:value-type="float">
            <text:p>115,64</text:p>
          </table:table-cell>
          <table:table-cell table:formula="of:= SUM([.H42:.H46]) / SUM([.F42:.F46])" office:value-type="float" office:value="120.388888888889" calcext:value-type="float">
            <text:p>120,39</text:p>
          </table:table-cell>
          <table:table-cell table:formula="of:= SUM([.H41:.H47]) / SUM([.F41:.F47])" office:value-type="float" office:value="85.4594594594595" calcext:value-type="float">
            <text:p>85,46</text:p>
          </table:table-cell>
          <table:table-cell table:formula="of:=AVERAGE([.F43:.F45])" office:value-type="float" office:value="3.66666666666667" calcext:value-type="float">
            <text:p>3,7</text:p>
          </table:table-cell>
          <table:table-cell table:formula="of:=AVERAGE([.F42:.F46])" office:value-type="float" office:value="3.6" calcext:value-type="float">
            <text:p>3,6</text:p>
          </table:table-cell>
          <table:table-cell table:formula="of:=AVERAGE([.F41:.F47])" office:value-type="float" office:value="5.28571428571429" calcext:value-type="float">
            <text:p>5,3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0.948717948717949" calcext:value-type="float">
            <text:p>0.9487</text:p>
          </table:table-cell>
          <table:table-cell table:formula="of:= AVERAGE([.T43:.T45])" office:value-type="float" office:value="0.868453184242658" calcext:value-type="float">
            <text:p>0.8685</text:p>
          </table:table-cell>
          <table:table-cell table:formula="of:= AVERAGE([.T42:.T46])" office:value-type="float" office:value="0.900105489579174" calcext:value-type="float">
            <text:p>0.9001</text:p>
          </table:table-cell>
          <table:table-cell table:formula="of:= AVERAGE([.T41:.T47])" office:value-type="float" office:value="0.906963104801451" calcext:value-type="float">
            <text:p>0.9070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89.2666666666667" calcext:value-type="float">
            <text:p>89,27</text:p>
          </table:table-cell>
          <table:table-cell table:formula="of:= SUM([.H43:.H47]) / SUM([.F43:.F47])" office:value-type="float" office:value="83.7407407407408" calcext:value-type="float">
            <text:p>83,74</text:p>
          </table:table-cell>
          <table:table-cell table:formula="of:= SUM([.H42:.H48]) / SUM([.F42:.F48])" office:value-type="float" office:value="94.9705882352941" calcext:value-type="float">
            <text:p>94,97</text:p>
          </table:table-cell>
          <table:table-cell table:formula="of:=AVERAGE([.F44:.F46])" office:value-type="float" office:value="5" calcext:value-type="float">
            <text:p>5,0</text:p>
          </table:table-cell>
          <table:table-cell table:formula="of:=AVERAGE([.F43:.F47])" office:value-type="float" office:value="5.4" calcext:value-type="float">
            <text:p>5,4</text:p>
          </table:table-cell>
          <table:table-cell table:formula="of:=AVERAGE([.F42:.F48])" office:value-type="float" office:value="4.85714285714286" calcext:value-type="float">
            <text:p>4,9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894736842105263" calcext:value-type="float">
            <text:p>0.8947</text:p>
          </table:table-cell>
          <table:table-cell table:formula="of:= AVERAGE([.T44:.T46])" office:value-type="float" office:value="0.957919273708747" calcext:value-type="float">
            <text:p>0.9579</text:p>
          </table:table-cell>
          <table:table-cell table:formula="of:= AVERAGE([.T43:.T47])" office:value-type="float" office:value="0.939632516606201" calcext:value-type="float">
            <text:p>0.9396</text:p>
          </table:table-cell>
          <table:table-cell table:formula="of:= AVERAGE([.T42:.T48])" office:value-type="float" office:value="0.986682492556553" calcext:value-type="float">
            <text:p>0.9867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7.4516129032258" calcext:value-type="float">
            <text:p>77,45</text:p>
          </table:table-cell>
          <table:table-cell table:formula="of:= SUM([.H43:.H49]) / SUM([.F43:.F49])" office:value-type="float" office:value="95.8529411764706" calcext:value-type="float">
            <text:p>95,85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2" calcext:value-type="float">
            <text:p>6,2</text:p>
          </table:table-cell>
          <table:table-cell table:formula="of:=AVERAGE([.F43:.F49])" office:value-type="float" office:value="4.85714285714286" calcext:value-type="float">
            <text:p>4,9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3030303030303" calcext:value-type="float">
            <text:p>1.0303</text:p>
          </table:table-cell>
          <table:table-cell table:formula="of:= AVERAGE([.T45:.T47])" office:value-type="float" office:value="0.995846624136098" calcext:value-type="float">
            <text:p>0.9958</text:p>
          </table:table-cell>
          <table:table-cell table:formula="of:= AVERAGE([.T44:.T48])" office:value-type="float" office:value="1.05600156422525" calcext:value-type="float">
            <text:p>1.0560</text:p>
          </table:table-cell>
          <table:table-cell table:formula="of:= AVERAGE([.T43:.T49])" office:value-type="float" office:value="1.04073654661061" calcext:value-type="float">
            <text:p>1.0407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96.8529411764706" calcext:value-type="float">
            <text:p>96,85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4.85714285714286" calcext:value-type="float">
            <text:p>4,9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625" calcext:value-type="float">
            <text:p>1.0625</text:p>
          </table:table-cell>
          <table:table-cell table:formula="of:= AVERAGE([.T46:.T48])" office:value-type="float" office:value="1.14551767676768" calcext:value-type="float">
            <text:p>1.1455</text:p>
          </table:table-cell>
          <table:table-cell table:formula="of:= AVERAGE([.T45:.T49])" office:value-type="float" office:value="1.11490662313031" calcext:value-type="float">
            <text:p>1.1149</text:p>
          </table:table-cell>
          <table:table-cell table:formula="of:= AVERAGE([.T44:.T50])" office:value-type="float" office:value="1.12937200079228" calcext:value-type="float">
            <text:p>1.1294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34375" calcext:value-type="float">
            <text:p>1.3438</text:p>
          </table:table-cell>
          <table:table-cell table:formula="of:= AVERAGE([.T47:.T49])" office:value-type="float" office:value="1.21649774774775" calcext:value-type="float">
            <text:p>1.2165</text:p>
          </table:table-cell>
          <table:table-cell table:formula="of:= AVERAGE([.T46:.T50])" office:value-type="float" office:value="1.21242984294455" calcext:value-type="float">
            <text:p>1.2124</text:p>
          </table:table-cell>
          <table:table-cell table:formula="of:= AVERAGE([.T45:.T51])" office:value-type="float" office:value="1.17031145349644" calcext:value-type="float">
            <text:p>1.1703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24324324324324" calcext:value-type="float">
            <text:p>1.2432</text:p>
          </table:table-cell>
          <table:table-cell table:formula="of:= AVERAGE([.T48:.T50])" office:value-type="float" office:value="1.32311539480657" calcext:value-type="float">
            <text:p>1.3231</text:p>
          </table:table-cell>
          <table:table-cell table:formula="of:= AVERAGE([.T47:.T51])" office:value-type="float" office:value="1.25342806041335" calcext:value-type="float">
            <text:p>1.2534</text:p>
          </table:table-cell>
          <table:table-cell table:formula="of:= AVERAGE([.T46:.T52])" office:value-type="float" office:value="1.2399708962209" calcext:value-type="float">
            <text:p>1.2400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38235294117647" calcext:value-type="float">
            <text:p>1.3824</text:p>
          </table:table-cell>
          <table:table-cell table:formula="of:= AVERAGE([.T49:.T51])" office:value-type="float" office:value="1.28696343402226" calcext:value-type="float">
            <text:p>1.2870</text:p>
          </table:table-cell>
          <table:table-cell table:formula="of:= AVERAGE([.T48:.T52])" office:value-type="float" office:value="1.31739864864865" calcext:value-type="float">
            <text:p>1.3174</text:p>
          </table:table-cell>
          <table:table-cell table:formula="of:= AVERAGE([.T47:.T53])" office:value-type="float" office:value="1.27550900152644" calcext:value-type="float">
            <text:p>1.2755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23529411764706" calcext:value-type="float">
            <text:p>1.2353</text:p>
          </table:table-cell>
          <table:table-cell table:formula="of:= AVERAGE([.T50:.T52])" office:value-type="float" office:value="1.33333333333333" calcext:value-type="float">
            <text:p>1.3333</text:p>
          </table:table-cell>
          <table:table-cell table:formula="of:= AVERAGE([.T49:.T53])" office:value-type="float" office:value="1.30446260213702" calcext:value-type="float">
            <text:p>1.3045</text:p>
          </table:table-cell>
          <table:table-cell table:formula="of:= AVERAGE([.T48:.T54])" office:value-type="float" office:value="1.30384751084321" calcext:value-type="float">
            <text:p>1.3038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38235294117647" calcext:value-type="float">
            <text:p>1.3824</text:p>
          </table:table-cell>
          <table:table-cell table:formula="of:= AVERAGE([.T51:.T53])" office:value-type="float" office:value="1.29890560875513" calcext:value-type="float">
            <text:p>1.2989</text:p>
          </table:table-cell>
          <table:table-cell table:formula="of:= AVERAGE([.T50:.T54])" office:value-type="float" office:value="1.30798786653185" calcext:value-type="float">
            <text:p>1.3080</text:p>
          </table:table-cell>
          <table:table-cell table:formula="of:= AVERAGE([.T49:.T55])" office:value-type="float" office:value="1.28209599108638" calcext:value-type="float">
            <text:p>1.2821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30743075794524" calcext:value-type="float">
            <text:p>1.3074</text:p>
          </table:table-cell>
          <table:table-cell table:formula="of:= AVERAGE([.T51:.T55])" office:value-type="float" office:value="1.26981515063698" calcext:value-type="float">
            <text:p>1.2698</text:p>
          </table:table-cell>
          <table:table-cell table:formula="of:= AVERAGE([.T50:.T56])" office:value-type="float" office:value="1.27115648014686" calcext:value-type="float">
            <text:p>1.2712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560896604409" calcext:value-type="float">
            <text:p>1.2561</text:p>
          </table:table-cell>
          <table:table-cell table:formula="of:= AVERAGE([.T51:.T57])" office:value-type="float" office:value="1.2256531724408" calcext:value-type="float">
            <text:p>1.2257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20762414264707" calcext:value-type="float">
            <text:p>1.207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5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5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formula="of:= AVERAGE([.T76:.T82])" office:value-type="float" office:value="1.94504401753957" calcext:value-type="float">
            <text:p>1.9450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formula="of:= AVERAGE([.X76:.X82])" office:value-type="float" office:value="1.47212166375451" calcext:value-type="float">
            <text:p>1.4721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07734909195837" calcext:value-type="float">
            <text:p>2.0773</text:p>
          </table:table-cell>
          <table:table-cell table:formula="of:= AVERAGE([.T77:.T83])" office:value-type="float" office:value="1.94631056543452" calcext:value-type="float">
            <text:p>1.9463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0531379292904" calcext:value-type="float">
            <text:p>1.5053</text:p>
          </table:table-cell>
          <table:table-cell table:formula="of:= AVERAGE([.X77:.X83])" office:value-type="float" office:value="1.43505186271581" calcext:value-type="float">
            <text:p>1.4351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9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2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2" table:formula="of:=AVERAGE([.H78:.H84])" office:value-type="float" office:value="1992.28571428571" calcext:value-type="float">
            <text:p>1 992,3</text:p>
          </table:table-cell>
          <table:table-cell table:style-name="ce35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15149421072673" calcext:value-type="float">
            <text:p>2.1515</text:p>
          </table:table-cell>
          <table:table-cell table:formula="of:= AVERAGE([.T79:.T83])" office:value-type="float" office:value="2.00800340496562" calcext:value-type="float">
            <text:p>2.0080</text:p>
          </table:table-cell>
          <table:table-cell table:formula="of:= AVERAGE([.T78:.T84])" office:value-type="float" office:value="1.81906957973654" calcext:value-type="float">
            <text:p>1.8191</text:p>
          </table:table-cell>
          <table:table-cell table:style-name="ce35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53459755132741" calcext:value-type="float">
            <text:p>1.5346</text:p>
          </table:table-cell>
          <table:table-cell table:formula="of:= AVERAGE([.X79:.X83])" office:value-type="float" office:value="1.44203181307293" calcext:value-type="float">
            <text:p>1.4420</text:p>
          </table:table-cell>
          <table:table-cell table:formula="of:= AVERAGE([.X78:.X84])" office:value-type="float" office:value="1.36221053883853" calcext:value-type="float">
            <text:p>1.3622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formula="of:= SUM([.H79:.H85]) / SUM([.F79:.F85])" office:value-type="float" office:value="35.3454038997214" calcext:value-type="float">
            <text:p>35,3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formula="of:=AVERAGE([.F79:.F85])" office:value-type="float" office:value="59.8333333333333" calcext:value-type="float">
            <text:p>59,8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formula="of:=AVERAGE([.H79:.H85])" office:value-type="float" office:value="2114.83333333333" calcext:value-type="float">
            <text:p>2 114,8</text:p>
          </table:table-cell>
          <table:table-cell table:formula="of:= SUM([.F79:.F85]) / SUM([.F74:.F80])" office:value-type="float" office:value="1.85051546391753" calcext:value-type="float">
            <text:p>1.8505</text:p>
          </table:table-cell>
          <table:table-cell table:formula="of:= AVERAGE([.T81:.T83])" office:value-type="float" office:value="1.80684866019882" calcext:value-type="float">
            <text:p>1.8068</text:p>
          </table:table-cell>
          <table:table-cell table:formula="of:= AVERAGE([.T80:.T84])" office:value-type="float" office:value="1.76024484610883" calcext:value-type="float">
            <text:p>1.7602</text:p>
          </table:table-cell>
          <table:table-cell table:formula="of:= AVERAGE([.T79:.T85])" office:value-type="float" office:value="1.65628237650184" calcext:value-type="float">
            <text:p>1.6563</text:p>
          </table:table-cell>
          <table:table-cell table:formula="of:= SUM([.H79:.H85]) / SUM([.H74:.H80])" office:value-type="float" office:value="1.39301789439016" calcext:value-type="float">
            <text:p>1.3930</text:p>
          </table:table-cell>
          <table:table-cell table:formula="of:= AVERAGE([.X81:.X83])" office:value-type="float" office:value="1.39416511391597" calcext:value-type="float">
            <text:p>1.3942</text:p>
          </table:table-cell>
          <table:table-cell table:formula="of:= AVERAGE([.X80:.X84])" office:value-type="float" office:value="1.32253949224135" calcext:value-type="float">
            <text:p>1.3225</text:p>
          </table:table-cell>
          <table:table-cell table:formula="of:= AVERAGE([.X79:.X85])" office:value-type="float" office:value="1.24460765216088" calcext:value-type="float">
            <text:p>1.2446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36.6515151515151" calcext:value-type="float">
            <text:p>36,65</text:p>
          </table:table-cell>
          <table:table-cell table:formula="of:= SUM([.H80:.H86]) / SUM([.F80:.F86])" office:value-type="float" office:value="36.5016077170418" calcext:value-type="float">
            <text:p>36,50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66" calcext:value-type="float">
            <text:p>66,0</text:p>
          </table:table-cell>
          <table:table-cell table:formula="of:=AVERAGE([.F80:.F86])" office:value-type="float" office:value="62.2" calcext:value-type="float">
            <text:p>62,2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19" calcext:value-type="float">
            <text:p>2 419,0</text:p>
          </table:table-cell>
          <table:table-cell table:formula="of:=AVERAGE([.H80:.H86])" office:value-type="float" office:value="2270.4" calcext:value-type="float">
            <text:p>2 270,4</text:p>
          </table:table-cell>
          <table:table-cell table:formula="of:= SUM([.F80:.F86]) / SUM([.F75:.F81])" office:value-type="float" office:value="1.40723981900453" calcext:value-type="float">
            <text:p>1.4072</text:p>
          </table:table-cell>
          <table:table-cell table:formula="of:= AVERAGE([.T82:.T84])" office:value-type="float" office:value="1.39908568742716" calcext:value-type="float">
            <text:p>1.3991</text:p>
          </table:table-cell>
          <table:table-cell table:formula="of:= AVERAGE([.T81:.T85])" office:value-type="float" office:value="1.39490111825624" calcext:value-type="float">
            <text:p>1.3949</text:p>
          </table:table-cell>
          <table:table-cell table:formula="of:= AVERAGE([.T80:.T86])" office:value-type="float" office:value="1.39847685369256" calcext:value-type="float">
            <text:p>1.3985</text:p>
          </table:table-cell>
          <table:table-cell table:formula="of:= SUM([.H80:.H86]) / SUM([.H75:.H81])" office:value-type="float" office:value="1.13022700119474" calcext:value-type="float">
            <text:p>1.1302</text:p>
          </table:table-cell>
          <table:table-cell table:formula="of:= AVERAGE([.X82:.X84])" office:value-type="float" office:value="1.13397423387156" calcext:value-type="float">
            <text:p>1.1340</text:p>
          </table:table-cell>
          <table:table-cell table:formula="of:= AVERAGE([.X81:.X85])" office:value-type="float" office:value="1.13691796830188" calcext:value-type="float">
            <text:p>1.1369</text:p>
          </table:table-cell>
          <table:table-cell table:formula="of:= AVERAGE([.X80:.X86])" office:value-type="float" office:value="1.09016254537678" calcext:value-type="float">
            <text:p>1.0902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8" office:value-type="float" office:value="547" calcext:value-type="float">
            <text:p>547</text:p>
          </table:table-cell>
          <table:table-cell table:style-name="ce18" table:formula="of:= [.D83] + [.C84]" office:value-type="float" office:value="1712132" calcext:value-type="float">
            <text:p>1 712 132</text:p>
          </table:table-cell>
          <table:table-cell table:style-name="ce18"/>
          <table:table-cell table:style-name="ce23" office:value-type="float" office:value="54" calcext:value-type="float">
            <text:p>54</text:p>
          </table:table-cell>
          <table:table-cell table:style-name="ce25" table:formula="of:= [.G83] + [.F84]" office:value-type="float" office:value="83119" calcext:value-type="float">
            <text:p>83 119</text:p>
          </table:table-cell>
          <table:table-cell table:style-name="ce25" office:value-type="float" office:value="2959" calcext:value-type="float">
            <text:p>2 959</text:p>
          </table:table-cell>
          <table:table-cell table:style-name="ce25" table:formula="of:= [.I83] + [.H84]" office:value-type="float" office:value="456285" calcext:value-type="float">
            <text:p>456 285</text:p>
          </table:table-cell>
          <table:table-cell table:style-name="ce29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39.6330935251799" calcext:value-type="float">
            <text:p>39,63</text:p>
          </table:table-cell>
          <table:table-cell table:formula="of:= SUM([.H82:.H86]) / SUM([.F82:.F86])" office:value-type="float" office:value="37.6372549019608" calcext:value-type="float">
            <text:p>37,64</text:p>
          </table:table-cell>
          <table:table-cell table:formula="of:= SUM([.H81:.H87]) / SUM([.F81:.F87])" office:value-type="float" office:value="36.6515151515151" calcext:value-type="float">
            <text:p>36,65</text:p>
          </table:table-cell>
          <table:table-cell table:formula="of:=AVERAGE([.F83:.F85])" office:value-type="float" office:value="69.5" calcext:value-type="float">
            <text:p>69,5</text:p>
          </table:table-cell>
          <table:table-cell table:formula="of:=AVERAGE([.F82:.F86])" office:value-type="float" office:value="68" calcext:value-type="float">
            <text:p>68,0</text:p>
          </table:table-cell>
          <table:table-cell table:formula="of:=AVERAGE([.F81:.F87])" office:value-type="float" office:value="66" calcext:value-type="float">
            <text:p>66,0</text:p>
          </table:table-cell>
          <table:table-cell table:formula="of:=AVERAGE([.H83:.H85])" office:value-type="float" office:value="2754.5" calcext:value-type="float">
            <text:p>2 754,5</text:p>
          </table:table-cell>
          <table:table-cell table:formula="of:=AVERAGE([.H82:.H86])" office:value-type="float" office:value="2559.33333333333" calcext:value-type="float">
            <text:p>2 559,3</text:p>
          </table:table-cell>
          <table:table-cell table:formula="of:=AVERAGE([.H81:.H87])" office:value-type="float" office:value="2419" calcext:value-type="float">
            <text:p>2 419,0</text:p>
          </table:table-cell>
          <table:table-cell table:formula="of:= SUM([.F81:.F87]) / SUM([.F76:.F82])" office:value-type="float" office:value="0.939501779359431" calcext:value-type="float">
            <text:p>0.9395</text:p>
          </table:table-cell>
          <table:table-cell table:formula="of:= AVERAGE([.T83:.T85])" office:value-type="float" office:value="0.987066476563085" calcext:value-type="float">
            <text:p>0.9871</text:p>
          </table:table-cell>
          <table:table-cell table:formula="of:= AVERAGE([.T82:.T86])" office:value-type="float" office:value="1.03707416151706" calcext:value-type="float">
            <text:p>1.0371</text:p>
          </table:table-cell>
          <table:table-cell table:formula="of:= AVERAGE([.T81:.T87])" office:value-type="float" office:value="1.07122561893682" calcext:value-type="float">
            <text:p>1.0712</text:p>
          </table:table-cell>
          <table:table-cell table:formula="of:= SUM([.H81:.H87]) / SUM([.H76:.H82])" office:value-type="float" office:value="0.878677806029786" calcext:value-type="float">
            <text:p>0.8787</text:p>
          </table:table-cell>
          <table:table-cell table:formula="of:= AVERAGE([.X83:.X85])" office:value-type="float" office:value="0.877440500318753" calcext:value-type="float">
            <text:p>0.8774</text:p>
          </table:table-cell>
          <table:table-cell table:formula="of:= AVERAGE([.X82:.X86])" office:value-type="float" office:value="0.884072611609081" calcext:value-type="float">
            <text:p>0.8841</text:p>
          </table:table-cell>
          <table:table-cell table:formula="of:= AVERAGE([.X81:.X87])" office:value-type="float" office:value="0.901829658476976" calcext:value-type="float">
            <text:p>0.9018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/>
          <table:table-cell table:formula="of:= [.D84] + [.C85]" office:value-type="float" office:value="1712132" calcext:value-type="float">
            <text:p>1 712 132</text:p>
          </table:table-cell>
          <table:table-cell/>
          <table:table-cell table:style-name="ce9"/>
          <table:table-cell table:style-name="ce5" table:formula="of:= [.G84] + [.F85]" office:value-type="float" office:value="83119" calcext:value-type="float">
            <text:p>83 119</text:p>
          </table:table-cell>
          <table:table-cell table:style-name="ce5"/>
          <table:table-cell table:formula="of:= [.I84] + [.H85]" office:value-type="float" office:value="456285" calcext:value-type="float">
            <text:p>456 285</text:p>
          </table:table-cell>
          <table:table-cell table:formula="of:= [.H85] / [.F85]" office:value-type="string" office:string-value="" calcext:value-type="error">
            <text:p>#DIV/0!</text:p>
          </table:table-cell>
          <table:table-cell table:formula="of:= SUM([.H84:.H86]) / SUM([.F84:.F86])" office:value-type="float" office:value="54.7962962962963" calcext:value-type="float">
            <text:p>54,80</text:p>
          </table:table-cell>
          <table:table-cell table:formula="of:= SUM([.H83:.H87]) / SUM([.F83:.F87])" office:value-type="float" office:value="39.6330935251799" calcext:value-type="float">
            <text:p>39,63</text:p>
          </table:table-cell>
          <table:table-cell table:formula="of:= SUM([.H82:.H88]) / SUM([.F82:.F88])" office:value-type="float" office:value="37.6372549019608" calcext:value-type="float">
            <text:p>37,6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69.5" calcext:value-type="float">
            <text:p>69,5</text:p>
          </table:table-cell>
          <table:table-cell table:formula="of:=AVERAGE([.F82:.F88])" office:value-type="float" office:value="68" calcext:value-type="float">
            <text:p>68,0</text:p>
          </table:table-cell>
          <table:table-cell table:formula="of:=AVERAGE([.H84:.H86])" office:value-type="float" office:value="2959" calcext:value-type="float">
            <text:p>2 959,0</text:p>
          </table:table-cell>
          <table:table-cell table:formula="of:=AVERAGE([.H83:.H87])" office:value-type="float" office:value="2754.5" calcext:value-type="float">
            <text:p>2 754,5</text:p>
          </table:table-cell>
          <table:table-cell table:formula="of:=AVERAGE([.H82:.H88])" office:value-type="float" office:value="2559.33333333333" calcext:value-type="float">
            <text:p>2 559,3</text:p>
          </table:table-cell>
          <table:table-cell table:formula="of:= SUM([.F82:.F88]) / SUM([.F77:.F83])" office:value-type="float" office:value="0.614457831325301" calcext:value-type="float">
            <text:p>0.6145</text:p>
          </table:table-cell>
          <table:table-cell table:formula="of:= AVERAGE([.T84:.T86])" office:value-type="float" office:value="0.642538508221076" calcext:value-type="float">
            <text:p>0.6425</text:p>
          </table:table-cell>
          <table:table-cell table:formula="of:= AVERAGE([.T83:.T87])" office:value-type="float" office:value="0.69705463419316" calcext:value-type="float">
            <text:p>0.6971</text:p>
          </table:table-cell>
          <table:table-cell table:formula="of:= AVERAGE([.T82:.T88])" office:value-type="float" office:value="0.762255519269047" calcext:value-type="float">
            <text:p>0.7623</text:p>
          </table:table-cell>
          <table:table-cell table:formula="of:= SUM([.H82:.H88]) / SUM([.H77:.H83])" office:value-type="float" office:value="0.623416693731731" calcext:value-type="float">
            <text:p>0.6234</text:p>
          </table:table-cell>
          <table:table-cell table:formula="of:= AVERAGE([.X84:.X86])" office:value-type="float" office:value="0.632372720820166" calcext:value-type="float">
            <text:p>0.6324</text:p>
          </table:table-cell>
          <table:table-cell table:formula="of:= AVERAGE([.X83:.X87])" office:value-type="float" office:value="0.652107853757134" calcext:value-type="float">
            <text:p>0.6521</text:p>
          </table:table-cell>
          <table:table-cell table:formula="of:= AVERAGE([.X82:.X88])" office:value-type="float" office:value="0.66479388045369" calcext:value-type="float">
            <text:p>0.6648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/>
          <table:table-cell table:formula="of:= [.D85] + [.C86]" office:value-type="float" office:value="1712132" calcext:value-type="float">
            <text:p>1 712 132</text:p>
          </table:table-cell>
          <table:table-cell/>
          <table:table-cell table:style-name="ce9"/>
          <table:table-cell table:style-name="ce5" table:formula="of:= [.G85] + [.F86]" office:value-type="float" office:value="83119" calcext:value-type="float">
            <text:p>83 119</text:p>
          </table:table-cell>
          <table:table-cell table:style-name="ce5"/>
          <table:table-cell table:formula="of:= [.I85] + [.H86]" office:value-type="float" office:value="456285" calcext:value-type="float">
            <text:p>456 285</text:p>
          </table:table-cell>
          <table:table-cell table:formula="of:= [.H86] / [.F86]" office:value-type="string" office:string-value="" calcext:value-type="error">
            <text:p>#DIV/0!</text:p>
          </table:table-cell>
          <table:table-cell table:formula="of:= SUM([.H85:.H87]) / SUM([.F85:.F87])" office:value-type="string" office:string-value="" calcext:value-type="error">
            <text:p>#DIV/0!</text:p>
          </table:table-cell>
          <table:table-cell table:formula="of:= SUM([.H84:.H88]) / SUM([.F84:.F88])" office:value-type="float" office:value="54.7962962962963" calcext:value-type="float">
            <text:p>54,80</text:p>
          </table:table-cell>
          <table:table-cell table:formula="of:= SUM([.H83:.H89]) / SUM([.F83:.F89])" office:value-type="float" office:value="39.6330935251799" calcext:value-type="float">
            <text:p>39,63</text:p>
          </table:table-cell>
          <table:table-cell table:formula="of:=AVERAGE([.F85:.F87])" office:value-type="string" office:string-value="" calcext:value-type="error">
            <text:p>#DIV/0!</text:p>
          </table:table-cell>
          <table:table-cell table:formula="of:=AVERAGE([.F84:.F88])" office:value-type="float" office:value="54" calcext:value-type="float">
            <text:p>54,0</text:p>
          </table:table-cell>
          <table:table-cell table:formula="of:=AVERAGE([.F83:.F89])" office:value-type="float" office:value="69.5" calcext:value-type="float">
            <text:p>69,5</text:p>
          </table:table-cell>
          <table:table-cell table:formula="of:=AVERAGE([.H85:.H87])" office:value-type="string" office:string-value="" calcext:value-type="error">
            <text:p>#DIV/0!</text:p>
          </table:table-cell>
          <table:table-cell table:formula="of:=AVERAGE([.H84:.H88])" office:value-type="float" office:value="2959" calcext:value-type="float">
            <text:p>2 959,0</text:p>
          </table:table-cell>
          <table:table-cell table:formula="of:=AVERAGE([.H83:.H89])" office:value-type="float" office:value="2754.5" calcext:value-type="float">
            <text:p>2 754,5</text:p>
          </table:table-cell>
          <table:table-cell table:formula="of:= SUM([.F83:.F89]) / SUM([.F78:.F84])" office:value-type="float" office:value="0.373655913978495" calcext:value-type="float">
            <text:p>0.3737</text:p>
          </table:table-cell>
          <table:table-cell table:formula="of:= AVERAGE([.T85:.T87])" office:value-type="float" office:value="0.379510524200615" calcext:value-type="float">
            <text:p>0.3795</text:p>
          </table:table-cell>
          <table:table-cell table:formula="of:= AVERAGE([.T84:.T88])" office:value-type="float" office:value="0.415606670392255" calcext:value-type="float">
            <text:p>0.4156</text:p>
          </table:table-cell>
          <table:table-cell table:formula="of:= AVERAGE([.T83:.T89])" office:value-type="float" office:value="0.497896167280829" calcext:value-type="float">
            <text:p>0.4979</text:p>
          </table:table-cell>
          <table:table-cell table:formula="of:= SUM([.H83:.H89]) / SUM([.H78:.H84])" office:value-type="float" office:value="0.395023662698982" calcext:value-type="float">
            <text:p>0.3950</text:p>
          </table:table-cell>
          <table:table-cell table:formula="of:= AVERAGE([.X85:.X87])" office:value-type="float" office:value="0.417211487187047" calcext:value-type="float">
            <text:p>0.4172</text:p>
          </table:table-cell>
          <table:table-cell table:formula="of:= AVERAGE([.X84:.X88])" office:value-type="float" office:value="0.426062453518185" calcext:value-type="float">
            <text:p>0.4261</text:p>
          </table:table-cell>
          <table:table-cell table:formula="of:= AVERAGE([.X83:.X89])" office:value-type="float" office:value="0.465791324112239" calcext:value-type="float">
            <text:p>0.4658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/>
          <table:table-cell table:formula="of:= [.D86] + [.C87]" office:value-type="float" office:value="1712132" calcext:value-type="float">
            <text:p>1 712 132</text:p>
          </table:table-cell>
          <table:table-cell/>
          <table:table-cell table:style-name="ce9"/>
          <table:table-cell table:style-name="ce5" table:formula="of:= [.G86] + [.F87]" office:value-type="float" office:value="83119" calcext:value-type="float">
            <text:p>83 119</text:p>
          </table:table-cell>
          <table:table-cell table:style-name="ce5"/>
          <table:table-cell table:formula="of:= [.I86] + [.H87]" office:value-type="float" office:value="456285" calcext:value-type="float">
            <text:p>456 285</text:p>
          </table:table-cell>
          <table:table-cell table:formula="of:= [.H87] / [.F87]" office:value-type="string" office:string-value="" calcext:value-type="error">
            <text:p>#DIV/0!</text:p>
          </table:table-cell>
          <table:table-cell table:formula="of:= SUM([.H86:.H88]) / SUM([.F86:.F88])" office:value-type="string" office:string-value="" calcext:value-type="error">
            <text:p>#DIV/0!</text:p>
          </table:table-cell>
          <table:table-cell table:formula="of:= SUM([.H85:.H89]) / SUM([.F85:.F89])" office:value-type="string" office:string-value="" calcext:value-type="error">
            <text:p>#DIV/0!</text:p>
          </table:table-cell>
          <table:table-cell table:formula="of:= SUM([.H84:.H90]) / SUM([.F84:.F90])" office:value-type="float" office:value="54.7962962962963" calcext:value-type="float">
            <text:p>54,80</text:p>
          </table:table-cell>
          <table:table-cell table:formula="of:=AVERAGE([.F86:.F88])" office:value-type="string" office:string-value="" calcext:value-type="error">
            <text:p>#DIV/0!</text:p>
          </table:table-cell>
          <table:table-cell table:formula="of:=AVERAGE([.F85:.F89])" office:value-type="string" office:string-value="" calcext:value-type="error">
            <text:p>#DIV/0!</text:p>
          </table:table-cell>
          <table:table-cell table:formula="of:=AVERAGE([.F84:.F90])" office:value-type="float" office:value="54" calcext:value-type="float">
            <text:p>54,0</text:p>
          </table:table-cell>
          <table:table-cell table:formula="of:=AVERAGE([.H86:.H88])" office:value-type="string" office:string-value="" calcext:value-type="error">
            <text:p>#DIV/0!</text:p>
          </table:table-cell>
          <table:table-cell table:formula="of:=AVERAGE([.H85:.H89])" office:value-type="string" office:string-value="" calcext:value-type="error">
            <text:p>#DIV/0!</text:p>
          </table:table-cell>
          <table:table-cell table:formula="of:=AVERAGE([.H84:.H90])" office:value-type="float" office:value="2959" calcext:value-type="float">
            <text:p>2 959,0</text:p>
          </table:table-cell>
          <table:table-cell table:formula="of:= SUM([.F84:.F90]) / SUM([.F79:.F85])" office:value-type="float" office:value="0.15041782729805" calcext:value-type="float">
            <text:p>0.1504</text:p>
          </table:table-cell>
          <table:table-cell table:formula="of:= AVERAGE([.T86:.T88])" office:value-type="float" office:value="0.174691247092182" calcext:value-type="float">
            <text:p>0.1747</text:p>
          </table:table-cell>
          <table:table-cell table:formula="of:= AVERAGE([.T85:.T89])" office:value-type="float" office:value="0.227706314520369" calcext:value-type="float">
            <text:p>0.2277</text:p>
          </table:table-cell>
          <table:table-cell table:formula="of:= AVERAGE([.T84:.T90])" office:value-type="float" office:value="0.296861907423039" calcext:value-type="float">
            <text:p>0.2969</text:p>
          </table:table-cell>
          <table:table-cell table:formula="of:= SUM([.H84:.H90]) / SUM([.H79:.H85])" office:value-type="float" office:value="0.233194105130428" calcext:value-type="float">
            <text:p>0.2332</text:p>
          </table:table-cell>
          <table:table-cell table:formula="of:= AVERAGE([.X86:.X88])" office:value-type="float" office:value="0.209405922609803" calcext:value-type="float">
            <text:p>0.2094</text:p>
          </table:table-cell>
          <table:table-cell table:formula="of:= AVERAGE([.X85:.X89])" office:value-type="float" office:value="0.250326892312228" calcext:value-type="float">
            <text:p>0.2503</text:p>
          </table:table-cell>
          <table:table-cell table:formula="of:= AVERAGE([.X84:.X90])" office:value-type="float" office:value="0.304330323941561" calcext:value-type="float">
            <text:p>0.3043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/>
          <table:table-cell table:formula="of:= [.D87] + [.C88]" office:value-type="float" office:value="1712132" calcext:value-type="float">
            <text:p>1 712 132</text:p>
          </table:table-cell>
          <table:table-cell/>
          <table:table-cell table:style-name="ce9"/>
          <table:table-cell table:style-name="ce5" table:formula="of:= [.G87] + [.F88]" office:value-type="float" office:value="83119" calcext:value-type="float">
            <text:p>83 119</text:p>
          </table:table-cell>
          <table:table-cell table:style-name="ce5"/>
          <table:table-cell table:formula="of:= [.I87] + [.H88]" office:value-type="float" office:value="456285" calcext:value-type="float">
            <text:p>456 285</text:p>
          </table:table-cell>
          <table:table-cell table:formula="of:= [.H88] / [.F88]" office:value-type="string" office:string-value="" calcext:value-type="error">
            <text:p>#DIV/0!</text:p>
          </table:table-cell>
          <table:table-cell table:formula="of:= SUM([.H87:.H89]) / SUM([.F87:.F89])" office:value-type="string" office:string-value="" calcext:value-type="error">
            <text:p>#DIV/0!</text:p>
          </table:table-cell>
          <table:table-cell table:formula="of:= SUM([.H86:.H90]) / SUM([.F86:.F90])" office:value-type="string" office:string-value="" calcext:value-type="error">
            <text:p>#DIV/0!</text:p>
          </table:table-cell>
          <table:table-cell table:formula="of:= SUM([.H85:.H91]) / SUM([.F85:.F91])" office:value-type="string" office:string-value="" calcext:value-type="error">
            <text:p>#DIV/0!</text:p>
          </table:table-cell>
          <table:table-cell table:formula="of:=AVERAGE([.F87:.F89])" office:value-type="string" office:string-value="" calcext:value-type="error">
            <text:p>#DIV/0!</text:p>
          </table:table-cell>
          <table:table-cell table:formula="of:=AVERAGE([.F86:.F90])" office:value-type="string" office:string-value="" calcext:value-type="error">
            <text:p>#DIV/0!</text:p>
          </table:table-cell>
          <table:table-cell table:formula="of:=AVERAGE([.F85:.F91])" office:value-type="string" office:string-value="" calcext:value-type="error">
            <text:p>#DIV/0!</text:p>
          </table:table-cell>
          <table:table-cell table:formula="of:=AVERAGE([.H87:.H89])" office:value-type="string" office:string-value="" calcext:value-type="error">
            <text:p>#DIV/0!</text:p>
          </table:table-cell>
          <table:table-cell table:formula="of:=AVERAGE([.H86:.H90])" office:value-type="string" office:string-value="" calcext:value-type="error">
            <text:p>#DIV/0!</text:p>
          </table:table-cell>
          <table:table-cell table:formula="of:=AVERAGE([.H85:.H91])" office:value-type="string" office:string-value="" calcext:value-type="error">
            <text:p>#DIV/0!</text:p>
          </table:table-cell>
          <table:table-cell table:formula="of:= SUM([.F85:.F91]) / SUM([.F80:.F86])" office:value-type="float" office:value="0" calcext:value-type="float">
            <text:p>0.0000</text:p>
          </table:table-cell>
          <table:table-cell table:formula="of:= AVERAGE([.T87:.T89])" office:value-type="float" office:value="0.0501392757660167" calcext:value-type="float">
            <text:p>0.0501</text:p>
          </table:table-cell>
          <table:table-cell table:formula="of:= AVERAGE([.T86:.T90])" office:value-type="float" office:value="0.104814748255309" calcext:value-type="float">
            <text:p>0.1048</text:p>
          </table:table-cell>
          <table:table-cell table:formula="of:= AVERAGE([.T85:.T91])" office:value-type="float" office:value="0.162647367514549" calcext:value-type="float">
            <text:p>0.1626</text:p>
          </table:table-cell>
          <table:table-cell table:formula="of:= SUM([.H85:.H91]) / SUM([.H80:.H86])" office:value-type="float" office:value="0" calcext:value-type="float">
            <text:p>0.0000</text:p>
          </table:table-cell>
          <table:table-cell table:formula="of:= AVERAGE([.X87:.X89])" office:value-type="float" office:value="0.0777313683768093" calcext:value-type="float">
            <text:p>0.0777</text:p>
          </table:table-cell>
          <table:table-cell table:formula="of:= AVERAGE([.X86:.X90])" office:value-type="float" office:value="0.125643553565882" calcext:value-type="float">
            <text:p>0.1256</text:p>
          </table:table-cell>
          <table:table-cell table:formula="of:= AVERAGE([.X85:.X91])" office:value-type="float" office:value="0.178804923080163" calcext:value-type="float">
            <text:p>0.1788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/>
          <table:table-cell table:formula="of:= [.D88] + [.C89]" office:value-type="float" office:value="1712132" calcext:value-type="float">
            <text:p>1 712 132</text:p>
          </table:table-cell>
          <table:table-cell/>
          <table:table-cell table:style-name="ce9"/>
          <table:table-cell table:style-name="ce5" table:formula="of:= [.G88] + [.F89]" office:value-type="float" office:value="83119" calcext:value-type="float">
            <text:p>83 119</text:p>
          </table:table-cell>
          <table:table-cell table:style-name="ce5"/>
          <table:table-cell table:formula="of:= [.I88] + [.H89]" office:value-type="float" office:value="456285" calcext:value-type="float">
            <text:p>456 285</text:p>
          </table:table-cell>
          <table:table-cell table:formula="of:= [.H89] / [.F89]" office:value-type="string" office:string-value="" calcext:value-type="error">
            <text:p>#DIV/0!</text:p>
          </table:table-cell>
          <table:table-cell table:formula="of:= SUM([.H88:.H90]) / SUM([.F88:.F90])" office:value-type="string" office:string-value="" calcext:value-type="error">
            <text:p>#DIV/0!</text:p>
          </table:table-cell>
          <table:table-cell table:formula="of:= SUM([.H87:.H91]) / SUM([.F87:.F91])" office:value-type="string" office:string-value="" calcext:value-type="error">
            <text:p>#DIV/0!</text:p>
          </table:table-cell>
          <table:table-cell table:formula="of:= SUM([.H86:.H92]) / SUM([.F86:.F92])" office:value-type="string" office:string-value="" calcext:value-type="error">
            <text:p>#DIV/0!</text:p>
          </table:table-cell>
          <table:table-cell table:formula="of:=AVERAGE([.F88:.F90])" office:value-type="string" office:string-value="" calcext:value-type="error">
            <text:p>#DIV/0!</text:p>
          </table:table-cell>
          <table:table-cell table:formula="of:=AVERAGE([.F87:.F91])" office:value-type="string" office:string-value="" calcext:value-type="error">
            <text:p>#DIV/0!</text:p>
          </table:table-cell>
          <table:table-cell table:formula="of:=AVERAGE([.F86:.F92])" office:value-type="string" office:string-value="" calcext:value-type="error">
            <text:p>#DIV/0!</text:p>
          </table:table-cell>
          <table:table-cell table:formula="of:=AVERAGE([.H88:.H90])" office:value-type="string" office:string-value="" calcext:value-type="error">
            <text:p>#DIV/0!</text:p>
          </table:table-cell>
          <table:table-cell table:formula="of:=AVERAGE([.H87:.H91])" office:value-type="string" office:string-value="" calcext:value-type="error">
            <text:p>#DIV/0!</text:p>
          </table:table-cell>
          <table:table-cell table:formula="of:=AVERAGE([.H86:.H92])" office:value-type="string" office:string-value="" calcext:value-type="error">
            <text:p>#DIV/0!</text:p>
          </table:table-cell>
          <table:table-cell table:formula="of:= SUM([.F86:.F92]) / SUM([.F81:.F87])" office:value-type="float" office:value="0" calcext:value-type="float">
            <text:p>0.0000</text:p>
          </table:table-cell>
          <table:table-cell table:formula="of:= AVERAGE([.T88:.T90])" office:value-type="float" office:value="0" calcext:value-type="float">
            <text:p>0.0000</text:p>
          </table:table-cell>
          <table:table-cell table:formula="of:= AVERAGE([.T87:.T91])" office:value-type="float" office:value="0.03008356545961" calcext:value-type="float">
            <text:p>0.0301</text:p>
          </table:table-cell>
          <table:table-cell table:formula="of:= AVERAGE([.T86:.T92])" office:value-type="float" office:value="0.0748676773252207" calcext:value-type="float">
            <text:p>0.0749</text:p>
          </table:table-cell>
          <table:table-cell table:formula="of:= SUM([.H86:.H92]) / SUM([.H81:.H87])" office:value-type="float" office:value="0" calcext:value-type="float">
            <text:p>0.0000</text:p>
          </table:table-cell>
          <table:table-cell table:formula="of:= AVERAGE([.X88:.X90])" office:value-type="float" office:value="0" calcext:value-type="float">
            <text:p>0.0000</text:p>
          </table:table-cell>
          <table:table-cell table:formula="of:= AVERAGE([.X87:.X91])" office:value-type="float" office:value="0.0466388210260856" calcext:value-type="float">
            <text:p>0.0466</text:p>
          </table:table-cell>
          <table:table-cell table:formula="of:= AVERAGE([.X86:.X92])" office:value-type="float" office:value="0.0897453954042014" calcext:value-type="float">
            <text:p>0.0897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/>
          <table:table-cell table:formula="of:= [.D89] + [.C90]" office:value-type="float" office:value="1712132" calcext:value-type="float">
            <text:p>1 712 132</text:p>
          </table:table-cell>
          <table:table-cell/>
          <table:table-cell table:style-name="ce9"/>
          <table:table-cell table:style-name="ce5" table:formula="of:= [.G89] + [.F90]" office:value-type="float" office:value="83119" calcext:value-type="float">
            <text:p>83 119</text:p>
          </table:table-cell>
          <table:table-cell table:style-name="ce5"/>
          <table:table-cell table:formula="of:= [.I89] + [.H90]" office:value-type="float" office:value="456285" calcext:value-type="float">
            <text:p>456 285</text:p>
          </table:table-cell>
          <table:table-cell table:formula="of:= [.H90] / [.F90]" office:value-type="string" office:string-value="" calcext:value-type="error">
            <text:p>#DIV/0!</text:p>
          </table:table-cell>
          <table:table-cell table:formula="of:= SUM([.H89:.H91]) / SUM([.F89:.F91])" office:value-type="string" office:string-value="" calcext:value-type="error">
            <text:p>#DIV/0!</text:p>
          </table:table-cell>
          <table:table-cell table:formula="of:= SUM([.H88:.H92]) / SUM([.F88:.F92])" office:value-type="string" office:string-value="" calcext:value-type="error">
            <text:p>#DIV/0!</text:p>
          </table:table-cell>
          <table:table-cell table:formula="of:= SUM([.H87:.H93]) / SUM([.F87:.F93])" office:value-type="string" office:string-value="" calcext:value-type="error">
            <text:p>#DIV/0!</text:p>
          </table:table-cell>
          <table:table-cell table:formula="of:=AVERAGE([.F89:.F91])" office:value-type="string" office:string-value="" calcext:value-type="error">
            <text:p>#DIV/0!</text:p>
          </table:table-cell>
          <table:table-cell table:formula="of:=AVERAGE([.F88:.F92])" office:value-type="string" office:string-value="" calcext:value-type="error">
            <text:p>#DIV/0!</text:p>
          </table:table-cell>
          <table:table-cell table:formula="of:=AVERAGE([.F87:.F93])" office:value-type="string" office:string-value="" calcext:value-type="error">
            <text:p>#DIV/0!</text:p>
          </table:table-cell>
          <table:table-cell table:formula="of:=AVERAGE([.H89:.H91])" office:value-type="string" office:string-value="" calcext:value-type="error">
            <text:p>#DIV/0!</text:p>
          </table:table-cell>
          <table:table-cell table:formula="of:=AVERAGE([.H88:.H92])" office:value-type="string" office:string-value="" calcext:value-type="error">
            <text:p>#DIV/0!</text:p>
          </table:table-cell>
          <table:table-cell table:formula="of:=AVERAGE([.H87:.H93])" office:value-type="string" office:string-value="" calcext:value-type="error">
            <text:p>#DIV/0!</text:p>
          </table:table-cell>
          <table:table-cell table:formula="of:= SUM([.F87:.F93]) / SUM([.F82:.F88])" office:value-type="float" office:value="0" calcext:value-type="float">
            <text:p>0.0000</text:p>
          </table:table-cell>
          <table:table-cell table:formula="of:= AVERAGE([.T89:.T91])" office:value-type="float" office:value="0" calcext:value-type="float">
            <text:p>0.0000</text:p>
          </table:table-cell>
          <table:table-cell table:formula="of:= AVERAGE([.T88:.T92])" office:value-type="float" office:value="0" calcext:value-type="float">
            <text:p>0.0000</text:p>
          </table:table-cell>
          <table:table-cell table:formula="of:= AVERAGE([.T87:.T93])" office:value-type="float" office:value="0.0250696378830084" calcext:value-type="float">
            <text:p>0.0251</text:p>
          </table:table-cell>
          <table:table-cell table:formula="of:= SUM([.H87:.H93]) / SUM([.H82:.H88])" office:value-type="float" office:value="0" calcext:value-type="float">
            <text:p>0.0000</text:p>
          </table:table-cell>
          <table:table-cell table:formula="of:= AVERAGE([.X89:.X91])" office:value-type="float" office:value="0" calcext:value-type="float">
            <text:p>0.0000</text:p>
          </table:table-cell>
          <table:table-cell table:formula="of:= AVERAGE([.X88:.X92])" office:value-type="float" office:value="0" calcext:value-type="float">
            <text:p>0.0000</text:p>
          </table:table-cell>
          <table:table-cell table:formula="of:= AVERAGE([.X87:.X93])" office:value-type="float" office:value="0.0388656841884047" calcext:value-type="float">
            <text:p>0.0389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/>
          <table:table-cell table:formula="of:= [.D90] + [.C91]" office:value-type="float" office:value="1712132" calcext:value-type="float">
            <text:p>1 712 132</text:p>
          </table:table-cell>
          <table:table-cell/>
          <table:table-cell table:style-name="ce9"/>
          <table:table-cell table:style-name="ce5" table:formula="of:= [.G90] + [.F91]" office:value-type="float" office:value="83119" calcext:value-type="float">
            <text:p>83 119</text:p>
          </table:table-cell>
          <table:table-cell table:style-name="ce5"/>
          <table:table-cell table:formula="of:= [.I90] + [.H91]" office:value-type="float" office:value="456285" calcext:value-type="float">
            <text:p>456 285</text:p>
          </table:table-cell>
          <table:table-cell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string" office:string-value="" calcext:value-type="error">
            <text:p>#DIV/0!</text:p>
          </table:table-cell>
          <table:table-cell table:formula="of:= SUM([.H89:.H93]) / SUM([.F89:.F93])" office:value-type="string" office:string-value="" calcext:value-type="error">
            <text:p>#DIV/0!</text:p>
          </table:table-cell>
          <table:table-cell table:formula="of:= SUM([.H88:.H94]) / SUM([.F88:.F94])" office:value-type="string" office:string-value="" calcext:value-type="error">
            <text:p>#DIV/0!</text:p>
          </table:table-cell>
          <table:table-cell table:formula="of:=AVERAGE([.F90:.F92])" office:value-type="string" office:string-value="" calcext:value-type="error">
            <text:p>#DIV/0!</text:p>
          </table:table-cell>
          <table:table-cell table:formula="of:=AVERAGE([.F89:.F93])" office:value-type="string" office:string-value="" calcext:value-type="error">
            <text:p>#DIV/0!</text:p>
          </table:table-cell>
          <table:table-cell table:formula="of:=AVERAGE([.F88:.F94])" office:value-type="string" office:string-value="" calcext:value-type="error">
            <text:p>#DIV/0!</text:p>
          </table:table-cell>
          <table:table-cell table:formula="of:=AVERAGE([.H90:.H92])" office:value-type="string" office:string-value="" calcext:value-type="error">
            <text:p>#DIV/0!</text:p>
          </table:table-cell>
          <table:table-cell table:formula="of:=AVERAGE([.H89:.H93])" office:value-type="string" office:string-value="" calcext:value-type="error">
            <text:p>#DIV/0!</text:p>
          </table:table-cell>
          <table:table-cell table:formula="of:=AVERAGE([.H88:.H94])" office:value-type="string" office:string-value="" calcext:value-type="error">
            <text:p>#DIV/0!</text:p>
          </table:table-cell>
          <table:table-cell table:formula="of:= SUM([.F88:.F94]) / SUM([.F83:.F89])" office:value-type="float" office:value="0" calcext:value-type="float">
            <text:p>0.0000</text:p>
          </table:table-cell>
          <table:table-cell table:formula="of:= AVERAGE([.T90:.T92])" office:value-type="float" office:value="0" calcext:value-type="float">
            <text:p>0.0000</text:p>
          </table:table-cell>
          <table:table-cell table:formula="of:= AVERAGE([.T89:.T93])" office:value-type="float" office:value="0" calcext:value-type="float">
            <text:p>0.0000</text:p>
          </table:table-cell>
          <table:table-cell table:formula="of:= AVERAGE([.T88:.T94])" office:value-type="float" office:value="0" calcext:value-type="float">
            <text:p>0.0000</text:p>
          </table:table-cell>
          <table:table-cell table:formula="of:= SUM([.H88:.H94]) / SUM([.H83:.H89])" office:value-type="float" office:value="0" calcext:value-type="float">
            <text:p>0.0000</text:p>
          </table:table-cell>
          <table:table-cell table:formula="of:= AVERAGE([.X90:.X92])" office:value-type="float" office:value="0" calcext:value-type="float">
            <text:p>0.0000</text:p>
          </table:table-cell>
          <table:table-cell table:formula="of:= AVERAGE([.X89:.X93])" office:value-type="float" office:value="0" calcext:value-type="float">
            <text:p>0.0000</text:p>
          </table:table-cell>
          <table:table-cell table:formula="of:= AVERAGE([.X88:.X94])" office:value-type="float" office:value="0" calcext:value-type="float">
            <text:p>0.0000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/>
          <table:table-cell table:formula="of:= [.D91] + [.C92]" office:value-type="float" office:value="1712132" calcext:value-type="float">
            <text:p>1 712 132</text:p>
          </table:table-cell>
          <table:table-cell/>
          <table:table-cell table:style-name="ce9"/>
          <table:table-cell table:style-name="ce5" table:formula="of:= [.G91] + [.F92]" office:value-type="float" office:value="83119" calcext:value-type="float">
            <text:p>83 119</text:p>
          </table:table-cell>
          <table:table-cell table:style-name="ce5"/>
          <table:table-cell table:formula="of:= [.I91] + [.H92]" office:value-type="float" office:value="456285" calcext:value-type="float">
            <text:p>456 285</text:p>
          </table:table-cell>
          <table:table-cell table:formula="of:= [.H92] / [.F92]" office:value-type="string" office:string-value="" calcext:value-type="error">
            <text:p>#DIV/0!</text:p>
          </table:table-cell>
          <table:table-cell table:formula="of:= SUM([.H91:.H93]) / SUM([.F91:.F93])" office:value-type="string" office:string-value="" calcext:value-type="error">
            <text:p>#DIV/0!</text:p>
          </table:table-cell>
          <table:table-cell table:formula="of:= SUM([.H90:.H94]) / SUM([.F90:.F94])" office:value-type="string" office:string-value="" calcext:value-type="error">
            <text:p>#DIV/0!</text:p>
          </table:table-cell>
          <table:table-cell table:formula="of:= SUM([.H89:.H95]) / SUM([.F89:.F95])" office:value-type="string" office:string-value="" calcext:value-type="error">
            <text:p>#DIV/0!</text:p>
          </table:table-cell>
          <table:table-cell table:formula="of:=AVERAGE([.F91:.F93])" office:value-type="string" office:string-value="" calcext:value-type="error">
            <text:p>#DIV/0!</text:p>
          </table:table-cell>
          <table:table-cell table:formula="of:=AVERAGE([.F90:.F94])" office:value-type="string" office:string-value="" calcext:value-type="error">
            <text:p>#DIV/0!</text:p>
          </table:table-cell>
          <table:table-cell table:formula="of:=AVERAGE([.F89:.F95])" office:value-type="string" office:string-value="" calcext:value-type="error">
            <text:p>#DIV/0!</text:p>
          </table:table-cell>
          <table:table-cell table:formula="of:=AVERAGE([.H91:.H93])" office:value-type="string" office:string-value="" calcext:value-type="error">
            <text:p>#DIV/0!</text:p>
          </table:table-cell>
          <table:table-cell table:formula="of:=AVERAGE([.H90:.H94])" office:value-type="string" office:string-value="" calcext:value-type="error">
            <text:p>#DIV/0!</text:p>
          </table:table-cell>
          <table:table-cell table:formula="of:=AVERAGE([.H89:.H95])" office:value-type="string" office:string-value="" calcext:value-type="error">
            <text:p>#DIV/0!</text:p>
          </table:table-cell>
          <table:table-cell table:formula="of:= SUM([.F89:.F95]) / SUM([.F84:.F90])" office:value-type="float" office:value="0" calcext:value-type="float">
            <text:p>0.0000</text:p>
          </table:table-cell>
          <table:table-cell table:formula="of:= AVERAGE([.T91:.T93])" office:value-type="float" office:value="0" calcext:value-type="float">
            <text:p>0.0000</text:p>
          </table:table-cell>
          <table:table-cell table:formula="of:= AVERAGE([.T90:.T94])" office:value-type="float" office:value="0" calcext:value-type="float">
            <text:p>0.0000</text:p>
          </table:table-cell>
          <table:table-cell table:formula="of:= AVERAGE([.T89:.T95])" office:value-type="float" office:value="0" calcext:value-type="float">
            <text:p>0.0000</text:p>
          </table:table-cell>
          <table:table-cell table:formula="of:= SUM([.H89:.H95]) / SUM([.H84:.H90])" office:value-type="float" office:value="0" calcext:value-type="float">
            <text:p>0.0000</text:p>
          </table:table-cell>
          <table:table-cell table:formula="of:= AVERAGE([.X91:.X93])" office:value-type="float" office:value="0" calcext:value-type="float">
            <text:p>0.0000</text:p>
          </table:table-cell>
          <table:table-cell table:formula="of:= AVERAGE([.X90:.X94])" office:value-type="float" office:value="0" calcext:value-type="float">
            <text:p>0.0000</text:p>
          </table:table-cell>
          <table:table-cell table:formula="of:= AVERAGE([.X89:.X95])" office:value-type="float" office:value="0" calcext:value-type="float">
            <text:p>0.0000</text:p>
          </table:table-cell>
        </table:table-row>
      </table:table>
      <table:table table:name="charts" table:style-name="ta1">
        <table:shapes>
          <draw:frame draw:z-index="0" draw:style-name="gr1" draw:text-style-name="P1" svg:width="720pt" svg:height="254.89pt" svg:x="0pt" svg:y="1139.16pt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720pt" svg:height="254.89pt" svg:x="0pt" svg:y="857.59pt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720pt" svg:height="254.89pt" svg:x="0pt" svg:y="576pt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720pt" svg:height="254.89pt" svg:x="0pt" svg:y="294.38pt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720pt" svg:height="254.89pt" svg:x="0pt" svg:y="12.81pt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.00.0000</text:date>, <text:time style:data-style-name="N2" text:time-value="01:43:00.926614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24T11:51:49.220018088</dc:date>
    <dc:creator>Tomáš Metelka</dc:creator>
    <meta:editing-duration>P52DT8H28M2S</meta:editing-duration>
    <meta:editing-cycles>92</meta:editing-cycles>
    <meta:generator>LibreOffice/6.0.7.3$Linux_X86_64 LibreOffice_project/00m0$Build-3</meta:generator>
    <meta:document-statistic meta:table-count="2" meta:cell-count="189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811cm" svg:y="0.399cm" style:legend-expansion="custom" chartooo:width="6.189cm" chartooo:height="2.1cm" style:legend-expansion-aspect-ratio="2.94714285714286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08cm" svg:y="0.179cm" svg:width="24.385cm" svg:height="8.635cm">
          <chartooo:coordinate-region svg:x="1.456cm" svg:y="0.379cm" svg:width="22.69cm" svg:height="7.786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2">
                <text:p>4.2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">
                <text:p>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4.25">
                <text:p>64.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646cm" svg:y="0.399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08cm" svg:y="0.179cm" svg:width="24.385cm" svg:height="8.635cm">
          <chartooo:coordinate-region svg:x="1.954cm" svg:y="0.38cm" svg:width="22.189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831.16666666667">
                <text:p>1831.16666666667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098.25">
                <text:p>2098.2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359.5">
                <text:p>2359.5</text:p>
              </table:table-cell>
              <table:table-cell office:value-type="float" office:value="2239">
                <text:p>2239</text:p>
              </table:table-cell>
              <table:table-cell office:value-type="float" office:value="2098.25">
                <text:p>2098.2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NaN">
                <text:p>NaN</text:p>
              </table:table-cell>
              <table:table-cell office:value-type="float" office:value="2550">
                <text:p>2550</text:p>
              </table:table-cell>
              <table:table-cell office:value-type="float" office:value="2359.5">
                <text:p>2359.5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0">
                <text:p>2550</text:p>
              </table:table-cell>
              <table:table-cell office:value-type="float" office:value="2359.5">
                <text:p>2359.5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1.347cm" svg:y="5.835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T1:'daily-stats'.W1 'daily-stats'.T15:'daily-stats'.W100" chart:data-source-has-labels="both" svg:x="0.508cm" svg:y="0.179cm" svg:width="24.385cm" svg:height="8.635cm">
          <chartooo:coordinate-region svg:x="1.855cm" svg:y="0.38cm" svg:width="22.288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4949871840628">
                <text:p>1.0494987184062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82239382239382">
                <text:p>0.982239382239382</text:p>
              </table:table-cell>
              <table:table-cell office:value-type="float" office:value="1.00162227052983">
                <text:p>1.00162227052983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14843414843415">
                <text:p>0.914843414843415</text:p>
              </table:table-cell>
              <table:table-cell office:value-type="float" office:value="0.955212355212355">
                <text:p>0.955212355212355</text:p>
              </table:table-cell>
              <table:table-cell office:value-type="float" office:value="0.933995219709505">
                <text:p>0.933995219709505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51780351780352">
                <text:p>0.851780351780352</text:p>
              </table:table-cell>
              <table:table-cell office:value-type="float" office:value="0.874259974259974">
                <text:p>0.874259974259974</text:p>
              </table:table-cell>
              <table:table-cell office:value-type="float" office:value="0.926669212383498">
                <text:p>0.926669212383498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04161304161304">
                <text:p>0.804161304161304</text:p>
              </table:table-cell>
              <table:table-cell office:value-type="float" office:value="0.853192753192753">
                <text:p>0.853192753192753</text:p>
              </table:table-cell>
              <table:table-cell office:value-type="float" office:value="0.887822094589012">
                <text:p>0.88782209458901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858495858495859">
                <text:p>0.858495858495859</text:p>
              </table:table-cell>
              <table:table-cell office:value-type="float" office:value="0.851187740661425">
                <text:p>0.851187740661425</text:p>
              </table:table-cell>
              <table:table-cell office:value-type="float" office:value="0.884429091196009">
                <text:p>0.8844290911960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868453184242658">
                <text:p>0.868453184242658</text:p>
              </table:table-cell>
              <table:table-cell office:value-type="float" office:value="0.900105489579174">
                <text:p>0.900105489579174</text:p>
              </table:table-cell>
              <table:table-cell office:value-type="float" office:value="0.906963104801451">
                <text:p>0.90696310480145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57919273708747">
                <text:p>0.957919273708747</text:p>
              </table:table-cell>
              <table:table-cell office:value-type="float" office:value="0.939632516606201">
                <text:p>0.939632516606201</text:p>
              </table:table-cell>
              <table:table-cell office:value-type="float" office:value="0.986682492556553">
                <text:p>0.98668249255655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995846624136098">
                <text:p>0.995846624136098</text:p>
              </table:table-cell>
              <table:table-cell office:value-type="float" office:value="1.05600156422525">
                <text:p>1.05600156422525</text:p>
              </table:table-cell>
              <table:table-cell office:value-type="float" office:value="1.04073654661061">
                <text:p>1.0407365466106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625">
                <text:p>1.0625</text:p>
              </table:table-cell>
              <table:table-cell office:value-type="float" office:value="1.14551767676768">
                <text:p>1.14551767676768</text:p>
              </table:table-cell>
              <table:table-cell office:value-type="float" office:value="1.11490662313031">
                <text:p>1.11490662313031</text:p>
              </table:table-cell>
              <table:table-cell office:value-type="float" office:value="1.12937200079228">
                <text:p>1.1293720007922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34375">
                <text:p>1.34375</text:p>
              </table:table-cell>
              <table:table-cell office:value-type="float" office:value="1.21649774774775">
                <text:p>1.21649774774775</text:p>
              </table:table-cell>
              <table:table-cell office:value-type="float" office:value="1.21242984294455">
                <text:p>1.21242984294455</text:p>
              </table:table-cell>
              <table:table-cell office:value-type="float" office:value="1.17031145349644">
                <text:p>1.1703114534964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24324324324324">
                <text:p>1.24324324324324</text:p>
              </table:table-cell>
              <table:table-cell office:value-type="float" office:value="1.32311539480657">
                <text:p>1.32311539480657</text:p>
              </table:table-cell>
              <table:table-cell office:value-type="float" office:value="1.25342806041335">
                <text:p>1.25342806041335</text:p>
              </table:table-cell>
              <table:table-cell office:value-type="float" office:value="1.2399708962209">
                <text:p>1.2399708962209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8696343402226">
                <text:p>1.28696343402226</text:p>
              </table:table-cell>
              <table:table-cell office:value-type="float" office:value="1.31739864864865">
                <text:p>1.31739864864865</text:p>
              </table:table-cell>
              <table:table-cell office:value-type="float" office:value="1.27550900152644">
                <text:p>1.27550900152644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0446260213702">
                <text:p>1.30446260213702</text:p>
              </table:table-cell>
              <table:table-cell office:value-type="float" office:value="1.30384751084321">
                <text:p>1.3038475108432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9890560875513">
                <text:p>1.29890560875513</text:p>
              </table:table-cell>
              <table:table-cell office:value-type="float" office:value="1.30798786653185">
                <text:p>1.30798786653185</text:p>
              </table:table-cell>
              <table:table-cell office:value-type="float" office:value="1.28209599108638">
                <text:p>1.28209599108638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30743075794524">
                <text:p>1.30743075794524</text:p>
              </table:table-cell>
              <table:table-cell office:value-type="float" office:value="1.26981515063698">
                <text:p>1.26981515063698</text:p>
              </table:table-cell>
              <table:table-cell office:value-type="float" office:value="1.27115648014686">
                <text:p>1.271156480146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560896604409">
                <text:p>1.2560896604409</text:p>
              </table:table-cell>
              <table:table-cell office:value-type="float" office:value="1.2256531724408">
                <text:p>1.225653172440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20762414264707">
                <text:p>1.2076241426470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2446107428599">
                <text:p>1.82446107428599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104930373495">
                <text:p>2.0104930373495</text:p>
              </table:table-cell>
              <table:table-cell office:value-type="float" office:value="1.86042915984871">
                <text:p>1.860429159848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15610275117799">
                <text:p>2.15610275117799</text:p>
              </table:table-cell>
              <table:table-cell office:value-type="float" office:value="1.95888829119117">
                <text:p>1.95888829119117</text:p>
              </table:table-cell>
              <table:table-cell office:value-type="float" office:value="1.82678943754328">
                <text:p>1.8267894375432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84883720930233">
                <text:p>1.84883720930233</text:p>
              </table:table-cell>
              <table:table-cell office:value-type="float" office:value="1.95405954278139">
                <text:p>1.95405954278139</text:p>
              </table:table-cell>
              <table:table-cell office:value-type="float" office:value="1.84067382591788">
                <text:p>1.84067382591788</text:p>
              </table:table-cell>
              <table:table-cell office:value-type="float" office:value="1.67209547777311">
                <text:p>1.6720954777731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57216494845361">
                <text:p>1.57216494845361</text:p>
              </table:table-cell>
              <table:table-cell office:value-type="float" office:value="1.52796602845258">
                <text:p>1.52796602845258</text:p>
              </table:table-cell>
              <table:table-cell office:value-type="float" office:value="1.55448110336001">
                <text:p>1.55448110336001</text:p>
              </table:table-cell>
              <table:table-cell office:value-type="float" office:value="1.48607247419416">
                <text:p>1.4860724741941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16289592760181">
                <text:p>1.16289592760181</text:p>
              </table:table-cell>
              <table:table-cell office:value-type="float" office:value="1.16079727896984">
                <text:p>1.16079727896984</text:p>
              </table:table-cell>
              <table:table-cell office:value-type="float" office:value="1.1566072550255">
                <text:p>1.1566072550255</text:p>
              </table:table-cell>
              <table:table-cell office:value-type="float" office:value="1.21307262045714">
                <text:p>1.21307262045714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.747330960854093">
                <text:p>0.747330960854093</text:p>
              </table:table-cell>
              <table:table-cell office:value-type="float" office:value="0.787344705790522">
                <text:p>0.787344705790522</text:p>
              </table:table-cell>
              <table:table-cell office:value-type="float" office:value="0.84029893266189">
                <text:p>0.84029893266189</text:p>
              </table:table-cell>
              <table:table-cell office:value-type="float" office:value="0.864333124658825">
                <text:p>0.864333124658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0.451807228915663">
                <text:p>0.451807228915663</text:p>
              </table:table-cell>
              <table:table-cell office:value-type="float" office:value="0.488811262418011">
                <text:p>0.488811262418011</text:p>
              </table:table-cell>
              <table:table-cell office:value-type="float" office:value="0.525865942971168">
                <text:p>0.525865942971168</text:p>
              </table:table-cell>
              <table:table-cell office:value-type="float" office:value="0.600213523329921">
                <text:p>0.60021352332992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.267295597484277">
                <text:p>0.267295597484277</text:p>
              </table:table-cell>
              <table:table-cell office:value-type="float" office:value="0.239700942133313">
                <text:p>0.239700942133313</text:p>
              </table:table-cell>
              <table:table-cell office:value-type="float" office:value="0.293286757450806">
                <text:p>0.293286757450806</text:p>
              </table:table-cell>
              <table:table-cell office:value-type="float" office:value="0.375618530693692">
                <text:p>0.375618530693692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">
                <text:p>0</text:p>
              </table:table-cell>
              <table:table-cell office:value-type="float" office:value="0.0890985324947589">
                <text:p>0.0890985324947589</text:p>
              </table:table-cell>
              <table:table-cell office:value-type="float" office:value="0.143820565279988">
                <text:p>0.143820565279988</text:p>
              </table:table-cell>
              <table:table-cell office:value-type="float" office:value="0.20949054103629">
                <text:p>0.20949054103629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34591194968554">
                <text:p>0.0534591194968554</text:p>
              </table:table-cell>
              <table:table-cell office:value-type="float" office:value="0.102728975199991">
                <text:p>0.102728975199991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546cm" svg:y="5.258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X1:'daily-stats'.AA1 'daily-stats'.X15:'daily-stats'.AA100" chart:data-source-has-labels="both" svg:x="0.508cm" svg:y="0.179cm" svg:width="24.385cm" svg:height="8.635cm">
          <chartooo:coordinate-region svg:x="1.855cm" svg:y="0.38cm" svg:width="22.288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2374724697403">
                <text:p>1.4237472469740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4340131587268">
                <text:p>1.4340131587268</text:p>
              </table:table-cell>
              <table:table-cell office:value-type="float" office:value="1.3754222478824">
                <text:p>1.375422247882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44495393999598">
                <text:p>1.44495393999598</text:p>
              </table:table-cell>
              <table:table-cell office:value-type="float" office:value="1.36993461070809">
                <text:p>1.36993461070809</text:p>
              </table:table-cell>
              <table:table-cell office:value-type="float" office:value="1.2962661977682">
                <text:p>1.2962661977682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30719809637121">
                <text:p>1.30719809637121</text:p>
              </table:table-cell>
              <table:table-cell office:value-type="float" office:value="1.30896558095915">
                <text:p>1.30896558095915</text:p>
              </table:table-cell>
              <table:table-cell office:value-type="float" office:value="1.24773188214628">
                <text:p>1.24773188214628</text:p>
              </table:table-cell>
              <table:table-cell office:value-type="float" office:value="1.18503817885694">
                <text:p>1.18503817885694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06817433307718">
                <text:p>1.06817433307718</text:p>
              </table:table-cell>
              <table:table-cell office:value-type="float" office:value="1.07033189570488">
                <text:p>1.07033189570488</text:p>
              </table:table-cell>
              <table:table-cell office:value-type="float" office:value="1.07449818826712">
                <text:p>1.07449818826712</text:p>
              </table:table-cell>
              <table:table-cell office:value-type="float" office:value="1.03311292406348">
                <text:p>1.03311292406348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.835623257666268">
                <text:p>0.835623257666268</text:p>
              </table:table-cell>
              <table:table-cell office:value-type="float" office:value="0.837922843845103">
                <text:p>0.837922843845103</text:p>
              </table:table-cell>
              <table:table-cell office:value-type="float" office:value="0.840825348965519">
                <text:p>0.840825348965519</text:p>
              </table:table-cell>
              <table:table-cell office:value-type="float" office:value="0.855391933025602">
                <text:p>0.855391933025602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.609970940791863">
                <text:p>0.609970940791863</text:p>
              </table:table-cell>
              <table:table-cell office:value-type="float" office:value="0.60958477179307">
                <text:p>0.60958477179307</text:p>
              </table:table-cell>
              <table:table-cell office:value-type="float" office:value="0.625804224275786">
                <text:p>0.625804224275786</text:p>
              </table:table-cell>
              <table:table-cell office:value-type="float" office:value="0.633745602535734">
                <text:p>0.63374560253573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0.383160116921078">
                <text:p>0.383160116921078</text:p>
              </table:table-cell>
              <table:table-cell office:value-type="float" office:value="0.408407843545162">
                <text:p>0.408407843545162</text:p>
              </table:table-cell>
              <table:table-cell office:value-type="float" office:value="0.412169357660351">
                <text:p>0.412169357660351</text:p>
              </table:table-cell>
              <table:table-cell office:value-type="float" office:value="0.447003017339847">
                <text:p>0.44700301733984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.232092472922545">
                <text:p>0.232092472922545</text:p>
              </table:table-cell>
              <table:table-cell office:value-type="float" office:value="0.205084196614541">
                <text:p>0.205084196614541</text:p>
              </table:table-cell>
              <table:table-cell office:value-type="float" office:value="0.245044706127097">
                <text:p>0.245044706127097</text:p>
              </table:table-cell>
              <table:table-cell office:value-type="float" office:value="0.294406684043108">
                <text:p>0.29440668404310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">
                <text:p>0</text:p>
              </table:table-cell>
              <table:table-cell office:value-type="float" office:value="0.0773641576408483">
                <text:p>0.0773641576408483</text:p>
              </table:table-cell>
              <table:table-cell office:value-type="float" office:value="0.123050517968725">
                <text:p>0.123050517968725</text:p>
              </table:table-cell>
              <table:table-cell office:value-type="float" office:value="0.175031932947927">
                <text:p>0.175031932947927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6418494584509">
                <text:p>0.046418494584509</text:p>
              </table:table-cell>
              <table:table-cell office:value-type="float" office:value="0.0878932271205176">
                <text:p>0.087893227120517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2.614cm" svg:y="0.379cm" style:legend-expansion="custom" chartooo:width="9.429cm" chartooo:height="2.201cm" style:legend-expansion-aspect-ratio="4.28396183552931" chart:style-name="ch2"/>
        <chart:plot-area chart:style-name="ch3" table:cell-range-address="'daily-stats'.B15:'daily-stats'.B100 'daily-stats'.J1:'daily-stats'.M1 'daily-stats'.J15:'daily-stats'.M100" chart:data-source-has-labels="both" svg:x="0.508cm" svg:y="0.179cm" svg:width="24.385cm" svg:height="8.635cm">
          <chartooo:coordinate-region svg:x="1.855cm" svg:y="0.38cm" svg:width="22.288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101.424242424242">
                <text:p>101.42424242424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02.6875">
                <text:p>102.687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311">
                <text:p>311</text:p>
              </table:table-cell>
              <table:table-cell office:value-type="float" office:value="103.47619047619">
                <text:p>103.47619047619</text:p>
              </table:table-cell>
              <table:table-cell office:value-type="float" office:value="99.34375">
                <text:p>99.3437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115.636363636364">
                <text:p>115.636363636364</text:p>
              </table:table-cell>
              <table:table-cell office:value-type="float" office:value="120.388888888889">
                <text:p>120.388888888889</text:p>
              </table:table-cell>
              <table:table-cell office:value-type="float" office:value="85.4594594594595">
                <text:p>85.459459459459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89.2666666666667">
                <text:p>89.2666666666667</text:p>
              </table:table-cell>
              <table:table-cell office:value-type="float" office:value="83.7407407407408">
                <text:p>83.7407407407408</text:p>
              </table:table-cell>
              <table:table-cell office:value-type="float" office:value="94.9705882352941">
                <text:p>94.97058823529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7.4516129032258">
                <text:p>77.4516129032258</text:p>
              </table:table-cell>
              <table:table-cell office:value-type="float" office:value="95.8529411764706">
                <text:p>95.852941176470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96.8529411764706">
                <text:p>96.852941176470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4.5503144654088">
                <text:p>34.550314465408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2.6575875486381">
                <text:p>32.6575875486381</text:p>
              </table:table-cell>
              <table:table-cell office:value-type="float" office:value="31.9016393442623">
                <text:p>31.901639344262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1.46">
                <text:p>31.46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2.6575875486381">
                <text:p>32.6575875486381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1.46">
                <text:p>31.46</text:p>
              </table:table-cell>
              <table:table-cell office:value-type="float" office:value="31.9857142857143">
                <text:p>31.9857142857143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1.46">
                <text:p>31.4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